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60560BB74891126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0560BB748911262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The only way to God</text:span></text:p>
            <text:p text:style-name="P3"><text:span text:style-name="T2">(John 14:1-14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9:48.179000000</dc:date>
    <meta:editing-duration>PT2H24M40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